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" svg:font-family="Courier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 PL SungtiL GB" svg:font-family="'AR PL SungtiL GB'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8pt" fo:language="el" fo:country="GR" style:font-size-asian="8pt" style:font-size-complex="8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8pt" fo:language="el" fo:country="GR" fo:font-weight="bold" style:font-size-asian="8pt" style:font-weight-asian="bold" style:font-size-complex="8pt"/>
    </style:style>
    <style:style style:name="P3" style:family="paragraph" style:parent-style-name="Standard">
      <style:paragraph-properties fo:text-align="end" style:justify-single-word="false"/>
    </style:style>
    <style:style style:name="P4" style:family="paragraph" style:parent-style-name="Standard">
      <style:paragraph-properties fo:text-align="center" style:justify-single-word="false"/>
      <style:text-properties fo:language="el" fo:country="GR" style:font-size-complex="11pt"/>
    </style:style>
    <style:style style:name="P5" style:family="paragraph" style:parent-style-name="Standard">
      <style:text-properties fo:language="el" fo:country="GR" fo:font-style="italic" style:font-style-asian="italic" style:font-size-complex="11pt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paragraph-properties fo:text-align="center" style:justify-single-word="false"/>
      <style:text-properties fo:font-size="6pt" fo:language="el" fo:country="GR" style:font-size-asian="6pt" style:font-size-complex="6pt" style:font-weight-complex="bold"/>
    </style:style>
    <style:style style:name="P8" style:family="paragraph" style:parent-style-name="Standard">
      <style:paragraph-properties fo:text-align="justify" style:justify-single-word="false" style:punctuation-wrap="hanging"/>
    </style:style>
    <style:style style:name="P9" style:family="paragraph" style:parent-style-name="Standard">
      <style:paragraph-properties fo:text-align="justify" style:justify-single-word="false" style:punctuation-wrap="hanging"/>
      <style:text-properties style:font-name="Calibri" fo:font-size="10pt" fo:language="el" fo:country="GR" style:font-size-asian="10pt" style:font-name-complex="Courier New"/>
    </style:style>
    <style:style style:name="P10" style:family="paragraph" style:parent-style-name="Standard">
      <style:text-properties fo:font-size="10.5pt" fo:language="el" fo:country="GR" fo:font-style="italic" style:font-size-asian="10.5pt" style:font-style-asian="italic" style:font-size-complex="10.5pt"/>
    </style:style>
    <style:style style:name="P11" style:family="paragraph" style:parent-style-name="Standard">
      <style:paragraph-properties fo:margin-top="0.0835in" fo:margin-bottom="0in" loext:contextual-spacing="false"/>
    </style:style>
    <style:style style:name="P12" style:family="paragraph" style:parent-style-name="Standard">
      <style:paragraph-properties fo:margin-top="0.0835in" fo:margin-bottom="0in" loext:contextual-spacing="false" fo:text-align="justify" style:justify-single-word="false" style:punctuation-wrap="hanging"/>
    </style:style>
    <style:style style:name="P13" style:family="paragraph" style:parent-style-name="Standard">
      <style:paragraph-properties fo:margin-left="0.0984in" fo:margin-right="-0.0209in" fo:text-indent="-0.0984in" style:auto-text-indent="false" text:number-lines="false" text:line-number="0"/>
    </style:style>
    <style:style style:name="P14" style:family="paragraph" style:parent-style-name="Standard">
      <style:paragraph-properties fo:margin-left="0.0984in" fo:margin-right="-0.0209in" fo:text-indent="-0.0984in" style:auto-text-indent="false" text:number-lines="false" text:line-number="0"/>
      <style:text-properties style:font-name="Calibri" style:font-name-complex="Calibri1" style:font-size-complex="11pt"/>
    </style:style>
    <style:style style:name="P15" style:family="paragraph" style:parent-style-name="Standard">
      <style:paragraph-properties fo:margin-left="0.0984in" fo:margin-right="-0.0209in" fo:text-indent="-0.0984in" style:auto-text-indent="false" text:number-lines="false" text:line-number="0"/>
      <style:text-properties officeooo:paragraph-rsid="00053248"/>
    </style:style>
    <style:style style:name="P16" style:family="paragraph" style:parent-style-name="Standard">
      <style:paragraph-properties fo:margin-left="0.0984in" fo:margin-right="-0.0209in" fo:text-indent="0in" style:auto-text-indent="false" text:number-lines="false" text:line-number="0"/>
    </style:style>
    <style:style style:name="P17" style:family="paragraph" style:parent-style-name="Standard">
      <style:paragraph-properties fo:margin-left="0.5in" fo:margin-right="-0.0209in" fo:text-indent="-0.0984in" style:auto-text-indent="false" text:number-lines="false" text:line-number="0"/>
    </style:style>
    <style:style style:name="P18" style:family="paragraph" style:parent-style-name="Standard" style:master-page-name="Standard">
      <style:paragraph-properties style:page-number="auto"/>
      <style:text-properties fo:font-size="8pt" fo:language="en" fo:country="US" style:text-underline-style="solid" style:text-underline-width="auto" style:text-underline-color="font-color" style:font-size-asian="8pt" style:font-size-complex="8pt"/>
    </style:style>
    <style:style style:name="T1" style:family="text">
      <style:text-properties fo:letter-spacing="0.0236in" fo:language="el" fo:country="GR"/>
    </style:style>
    <style:style style:name="T2" style:family="text">
      <style:text-properties fo:language="el" fo:country="GR"/>
    </style:style>
    <style:style style:name="T3" style:family="text">
      <style:text-properties fo:language="el" fo:country="GR" style:font-size-complex="11pt"/>
    </style:style>
    <style:style style:name="T4" style:family="text">
      <style:text-properties fo:language="el" fo:country="GR" style:font-size-complex="11pt" style:font-weight-complex="bold"/>
    </style:style>
    <style:style style:name="T5" style:family="text">
      <style:text-properties fo:language="el" fo:country="GR" style:font-size-complex="11pt" style:font-style-complex="italic"/>
    </style:style>
    <style:style style:name="T6" style:family="text">
      <style:text-properties fo:language="el" fo:country="GR" fo:font-style="italic" fo:font-weight="bold" style:font-style-asian="italic" style:font-weight-asian="bold" style:font-size-complex="11pt"/>
    </style:style>
    <style:style style:name="T7" style:family="text">
      <style:text-properties fo:language="el" fo:country="GR" fo:font-style="italic" style:font-style-asian="italic"/>
    </style:style>
    <style:style style:name="T8" style:family="text">
      <style:text-properties fo:language="el" fo:country="GR" fo:font-weight="bold" style:font-weight-asian="bold"/>
    </style:style>
    <style:style style:name="T9" style:family="text">
      <style:text-properties fo:language="el" fo:country="GR" fo:font-weight="bold" style:font-weight-asian="bold" style:font-size-complex="11pt"/>
    </style:style>
    <style:style style:name="T10" style:family="text">
      <style:text-properties fo:language="el" fo:country="GR" fo:font-weight="bold" style:font-weight-asian="bold" style:font-size-complex="11pt" style:font-style-complex="italic" style:font-weight-complex="bold"/>
    </style:style>
    <style:style style:name="T11" style:family="text">
      <style:text-properties fo:language="el" fo:country="GR" fo:font-weight="bold" style:font-weight-asian="bold" style:font-weight-complex="bold"/>
    </style:style>
    <style:style style:name="T12" style:family="text">
      <style:text-properties fo:language="el" fo:country="GR" fo:font-weight="bold" officeooo:rsid="0000e17c" style:font-weight-asian="bold" style:font-weight-complex="bold"/>
    </style:style>
    <style:style style:name="T13" style:family="text">
      <style:text-properties fo:language="el" fo:country="GR" style:font-weight-complex="bold"/>
    </style:style>
    <style:style style:name="T14" style:family="text">
      <style:text-properties style:text-underline-style="none"/>
    </style:style>
    <style:style style:name="T15" style:family="text">
      <style:text-properties fo:language="en" fo:country="US"/>
    </style:style>
    <style:style style:name="T16" style:family="text">
      <style:text-properties fo:language="en" fo:country="US" fo:font-weight="bold" style:font-weight-asian="bold" style:font-size-complex="11pt"/>
    </style:style>
    <style:style style:name="T17" style:family="text">
      <style:text-properties fo:language="en" fo:country="US" fo:font-weight="bold" style:font-weight-asian="bold" style:font-size-complex="11pt" style:font-style-complex="italic" style:font-weight-complex="bold"/>
    </style:style>
    <style:style style:name="T18" style:family="text">
      <style:text-properties fo:language="en" fo:country="US" fo:font-style="italic" style:font-style-asian="italic"/>
    </style:style>
    <style:style style:name="T19" style:family="text">
      <style:text-properties style:text-position="super 58%" fo:language="el" fo:country="GR" style:font-size-complex="11pt" style:font-weight-complex="bold"/>
    </style:style>
    <style:style style:name="T20" style:family="text">
      <style:text-properties style:text-position="sub 58%" fo:language="el" fo:country="GR"/>
    </style:style>
    <style:style style:name="T21" style:family="text">
      <style:text-properties style:text-position="sub 58%" fo:language="en" fo:country="US"/>
    </style:style>
    <style:style style:name="T22" style:family="text">
      <style:text-properties style:font-name="Calibri" style:font-name-complex="Courier New" style:font-size-complex="11pt"/>
    </style:style>
    <style:style style:name="T23" style:family="text">
      <style:text-properties style:font-name="Calibri" fo:language="el" fo:country="GR" style:font-name-complex="Courier New" style:font-size-complex="11pt"/>
    </style:style>
    <style:style style:name="T24" style:family="text">
      <style:text-properties style:font-name="Calibri" fo:language="el" fo:country="GR" fo:font-style="italic" style:font-style-asian="italic" style:font-name-complex="Courier New" style:font-size-complex="11pt"/>
    </style:style>
    <style:style style:name="T25" style:family="text">
      <style:text-properties style:font-name="Calibri" fo:language="el" fo:country="GR" style:font-size-complex="11pt"/>
    </style:style>
    <style:style style:name="T26" style:family="text">
      <style:text-properties style:font-name="Calibri" fo:language="fr" fo:country="FR" fo:font-style="italic" style:font-style-asian="italic" style:font-name-complex="Courier New" style:font-size-complex="11pt"/>
    </style:style>
    <style:style style:name="T27" style:family="text">
      <style:text-properties style:font-name="Calibri" fo:language="fr" fo:country="FR" style:font-name-complex="Courier New" style:font-size-complex="11pt"/>
    </style:style>
    <style:style style:name="T28" style:family="text">
      <style:text-properties style:font-name="Calibri" fo:language="fr" fo:country="FR" style:font-name-complex="Calibri1" style:font-size-complex="11pt"/>
    </style:style>
    <style:style style:name="T29" style:family="text">
      <style:text-properties style:font-name="Calibri" fo:language="en" fo:country="US" fo:font-style="italic" style:font-style-asian="italic" style:font-name-complex="Courier New" style:font-size-complex="11pt"/>
    </style:style>
    <style:style style:name="T30" style:family="text">
      <style:text-properties style:font-name="Calibri" fo:language="en" fo:country="US" fo:font-style="italic" style:font-style-asian="italic" style:font-name-complex="Courier New" style:font-size-complex="11pt" style:font-style-complex="italic"/>
    </style:style>
    <style:style style:name="T31" style:family="text">
      <style:text-properties style:font-name="Calibri" fo:language="en" fo:country="US" style:font-name-complex="Courier New" style:font-size-complex="11pt"/>
    </style:style>
    <style:style style:name="T32" style:family="text">
      <style:text-properties style:font-name="Calibri" fo:language="en" fo:country="US" style:font-size-complex="11pt"/>
    </style:style>
    <style:style style:name="T33" style:family="text">
      <style:text-properties style:font-name="Calibri" fo:language="en" fo:country="US" style:font-name-complex="Calibri1" style:font-size-complex="11pt"/>
    </style:style>
    <style:style style:name="T34" style:family="text">
      <style:text-properties style:font-name="Calibri" style:font-name-complex="Calibri1" style:font-size-complex="11pt"/>
    </style:style>
    <style:style style:name="T35" style:family="text">
      <style:text-properties style:font-name="Calibri" officeooo:rsid="00053248" style:font-name-complex="Calibri1" style:font-size-complex="11pt"/>
    </style:style>
    <style:style style:name="T36" style:family="text">
      <style:text-properties fo:font-size="8pt" fo:language="el" fo:country="GR" style:font-size-asian="8pt" style:font-size-complex="8pt"/>
    </style:style>
    <style:style style:name="T37" style:family="text">
      <style:text-properties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/>
      <text:p text:style-name="Standard"><text:span text:style-name="T1">Ε.Μ.Π.</text:span><text:span text:style-name="T2"> - ΣΧΟΛΗ ΗΛΕΚΤΡΟΛΟΓΩΝ ΜΗΧ. &amp; ΜΗΧΑΝΙΚΩΝ ΥΠΟΛΟΓΙΣΤΩΝ</text:span></text:p>
      <text:h text:style-name="Heading_20_1" text:outline-level="1"><text:span text:style-name="T14">ΕΡΓΑΣΤΗΡΙΟ ΜΙΚΡΟΫΠΟΛΟΓΙΣΤΩΝ &amp; ΨΗΦΙΑΚΩΝ ΣΥΣΤΗΜΑΤΩΝ</text:span></text:h>
      <text:p text:style-name="Standard"><text:span text:style-name="T2"><text:tab/><text:tab/><text:tab/><text:tab/><text:tab/><text:tab/><text:tab/><text:tab/><text:tab/><text:tab/> <text:s text:c="9"/><text:tab/></text:span></text:p>
      <text:p text:style-name="P3"><text:span text:style-name="T2">ΑΘΗΝΑ 25. 6. 202</text:span><text:span text:style-name="T15">1</text:span></text:p>
      <text:p text:style-name="P4"/>
      <text:p text:style-name="P6"><text:span text:style-name="T3">ΓΡΑΠΤΗ ΕΞΕΤΑΣΗ ΣΤΟ ΜΑΘΗΜΑ <text:s/>"</text:span><text:span text:style-name="T6">Συστήματα Μικροϋπολογιστών</text:span><text:span text:style-name="T3">"</text:span></text:p>
      <text:p text:style-name="P7"/>
      <text:p text:style-name="P6"><text:span text:style-name="T4">(ΘΕΜΑ 3</text:span><text:span text:style-name="T19">ο</text:span><text:span text:style-name="T4"> – ΣΥΝΟΛΟ 2 Μονάδες)</text:span></text:p>
      <text:p text:style-name="P7"/>
      <text:p text:style-name="P6"><text:span text:style-name="T9">Έναρξη 1</text:span><text:span text:style-name="T16">3</text:span><text:span text:style-name="T9">:40’ - ΔΙΑΡΚΕΙΑ 30’ + 10’ Παράδοση: 1</text:span><text:span text:style-name="T16">4</text:span><text:span text:style-name="T9">:20’</text:span></text:p>
      <text:p text:style-name="P1"/>
      <text:p text:style-name="P2"/>
      <text:p text:style-name="P11"><text:span text:style-name="T11">ΟΝΟΜΑΤΕΠΩΝΥΜΟ: <text:s/></text:span><text:span text:style-name="T12">Θοδωρής Παπαρρηγόπουλος el18040</text:span></text:p>
      <text:p text:style-name="P11"><text:span text:style-name="T12"/></text:p>
      <text:p text:style-name="P8"><text:span text:style-name="T8">ΘΕΜΑ 3ο</text:span><text:span text:style-name="T2">: </text:span><text:span text:style-name="T3">(2 ΜΟΝΑΔΕΣ): </text:span><text:span text:style-name="T2">Σε ένα προσωπικό υπολογιστή, να γραφεί πρόγραμμα σε </text:span>Assembly<text:span text:style-name="T2"> μΕ 80</text:span><text:span text:style-name="T15">x</text:span><text:span text:style-name="T2">86 που να δέχεται από το πληκτρολόγιο τέσσερις (4) δεκαδικούς αριθμούς ( </text:span><text:span text:style-name="T18">D</text:span><text:span text:style-name="T20">3</text:span><text:span text:style-name="T2">, </text:span><text:span text:style-name="T18">D</text:span><text:span text:style-name="T20">2</text:span><text:span text:style-name="T2">, </text:span><text:span text:style-name="T18">D</text:span><text:span text:style-name="T20">1</text:span><text:span text:style-name="T2">, </text:span><text:span text:style-name="T18">D</text:span><text:span text:style-name="T20">0</text:span><text:span text:style-name="T2"> με τη σειρά αυτή) για να αποτελέσουν ένα διψήφιο και δυο μονοψήφιους δεκαδικούς αριθμούς και να κάνει τον εξής υπολογισμό: <text:s/></text:span><text:span text:style-name="T18">P</text:span><text:span text:style-name="T7">=</text:span><text:span text:style-name="T18"> </text:span><text:span text:style-name="T15">(</text:span><text:span text:style-name="T18">D</text:span><text:span text:style-name="T20">3</text:span><text:span text:style-name="T2">×10 <text:s/>+ </text:span><text:span text:style-name="T18">D</text:span><text:span text:style-name="T21">2</text:span><text:span text:style-name="T15">)</text:span><text:span text:style-name="T2">×</text:span><text:span text:style-name="T15">(</text:span><text:span text:style-name="T18">D</text:span><text:span text:style-name="T21">1</text:span><text:span text:style-name="T2"> + </text:span><text:span text:style-name="T18">D</text:span><text:span text:style-name="T21">0</text:span><text:span text:style-name="T15">).</text:span><text:span text:style-name="T2"> Το πρόγραμμα τυπώνει στην οθόνη τα μηνύματα εισόδου και τους εισαγόμενους αριθμούς. Όταν συμπληρωθούν </text:span><text:span text:style-name="T15">4</text:span><text:span text:style-name="T2"> έγκυροι δεκαδικοί αριθμοί να αναμένει τον χαρακτήρα ‘</text:span><text:span text:style-name="T15">h’ </text:span><text:span text:style-name="T2">και μετά να τυπώνει το αποτέλεσμα σε </text:span><text:span text:style-name="T13">δεκαεξαδική</text:span><text:span text:style-name="T2"> μορφή </text:span><text:span text:style-name="T15">3</text:span><text:span text:style-name="T2"> ψηφίων</text:span><text:span text:style-name="T15"> </text:span><text:span text:style-name="T2">αν είναι &lt;400</text:span><text:span text:style-name="T15">Hex</text:span><text:span text:style-name="T2">, αλλιώς το μήνυμα </text:span><text:span text:style-name="T15">yperx,</text:span><text:span text:style-name="T2"> αυστηρά όπως φαίνεται παρακάτω:</text:span></text:p>
      <text:p text:style-name="P9"/>
      <text:p text:style-name="P8"><text:bookmark-start text:name="_Hlk75473842"/><text:bookmark-start text:name="_Hlk62580948"/><text:span text:style-name="T22">DOSE 1o ARITHMO</text:span><text:span text:style-name="T23"> </text:span><text:bookmark-end text:name="_Hlk75473842"/><text:span text:style-name="T22">=</text:span><text:bookmark-end text:name="_Hlk62580948"/><text:span text:style-name="T26"> </text:span><text:span text:style-name="T29">58</text:span></text:p>
      <text:p text:style-name="P8"><text:bookmark-start text:name="_Hlk62580970"/><text:span text:style-name="T22">DOSE 2o ARITHMO</text:span><text:span text:style-name="T23"> </text:span><text:bookmark-end text:name="_Hlk62580970"/><text:span text:style-name="T22">=</text:span><text:span text:style-name="T26"> </text:span><text:span text:style-name="T24">7</text:span></text:p>
      <text:p text:style-name="P8"><text:bookmark-start text:name="_Hlk75473890"/><text:span text:style-name="T22">DOSE 3o ARITHMO</text:span><text:span text:style-name="T23"> </text:span><text:bookmark-end text:name="_Hlk75473890"/><text:span text:style-name="T22">=</text:span><text:span text:style-name="T31"> </text:span><text:span text:style-name="T29">9</text:span></text:p>
      <text:p text:style-name="P8"><text:bookmark-start text:name="_Hlk62580926"/><text:span text:style-name="T27">APOTELESMA</text:span><text:bookmark-end text:name="_Hlk62580926"/><text:span text:style-name="T27"> = </text:span><text:span text:style-name="T30">3A0</text:span><text:span text:style-name="T27"> </text:span><text:span text:style-name="T23">ή </text:span><text:span text:style-name="T27">APOTELE</text:span><text:bookmark-start text:name="_Hlk75474011"/><text:span text:style-name="T27">SMA =</text:span><text:bookmark-end text:name="_Hlk75474011"/><text:span text:style-name="T27"> </text:span><text:span text:style-name="T15">yperx</text:span></text:p>
      <text:p text:style-name="P12"><text:span text:style-name="T2">Να θεωρήσετε δεδομένες τις μακροεντολές (</text:span><text:bookmark-start text:name="_Hlk44198680"/><text:span text:style-name="T2">σελ. 361-2, 373</text:span><text:bookmark-end text:name="_Hlk44198680"/><text:span text:style-name="T2">) του βιβλίου και μπορείτε να κάνετε χρήση των ρουτινών </text:span><text:span text:style-name="T32">DEC</text:span><text:span text:style-name="T25">_</text:span><text:span text:style-name="T32">KEYB</text:span><text:span text:style-name="T2"> </text:span><text:span text:style-name="T25">και </text:span><text:span text:style-name="T32">PRINT</text:span><text:span text:style-name="T25">_</text:span><text:span text:style-name="T32">HEX</text:span><text:span text:style-name="T25"> </text:span><text:span text:style-name="T2">χωρίς να συμπεριλάβετε τον κώδικά τους. Για την διευκόλυνσή σας, δίνονται οι πρώτες εντολές που αποτελούν τον ‘σκελετό’ του ζητούμενου προγράμματος.</text:span></text:p>
      <text:p text:style-name="P10"/>
      <text:p text:style-name="Standard"><text:span text:style-name="T10">ΑΠΑΝΤΗΣΗ</text:span></text:p>
      <text:p text:style-name="P14"/>
      <text:p text:style-name="P13"><text:span text:style-name="T34">INCLUDE<text:tab/>MACROS</text:span></text:p>
      <text:p text:style-name="P13"><text:span text:style-name="T34"/></text:p>
      <text:p text:style-name="P13"><text:span text:style-name="T34">DATA_SEG<text:tab/>SEGMENT</text:span></text:p>
      <text:p text:style-name="P13"><text:span text:style-name="T34"><text:tab/>MSG1<text:tab/>DB 0AH,0DH, ‘DOSE 1o ARITHMO = <text:s/>$'</text:span></text:p>
      <text:p text:style-name="P13"><text:span text:style-name="T34"><text:tab/>MSG2<text:tab/>DB 0AH,0DH, ‘DOSE 2o ARITHMO = $'</text:span></text:p>
      <text:p text:style-name="P13"><text:span text:style-name="T34"><text:s text:c="4"/>MSG3<text:tab/>DB 0AH,0DH, ‘DOSE 3o ARITHMO = $'</text:span></text:p>
      <text:p text:style-name="P13"><text:span text:style-name="T34"><text:s text:c="4"/>MSG4 <text:tab/>DB 0AH,0DH, ‘APOTELESMA = $'</text:span></text:p>
      <text:p text:style-name="P13"><text:span text:style-name="T34"><text:s text:c="4"/>MSG5<text:tab/>DB 0AH,0DH, APOTELESMA = yperx$'</text:span></text:p>
      <text:p text:style-name="P13"><text:span text:style-name="T34">DATA_SEG<text:tab/>ENDS</text:span></text:p>
      <text:p text:style-name="P13"><text:span text:style-name="T34"/></text:p>
      <text:p text:style-name="P13"><text:span text:style-name="T34">CODE_SEG<text:tab/>SEGMENT</text:span></text:p>
      <text:p text:style-name="P13"><text:span text:style-name="T34"><text:tab/>ASSUME <text:s text:c="2"/>CS:CODE_SEG, DS:DATA_SEG</text:span></text:p>
      <text:p text:style-name="P13"><text:span text:style-name="T34"/></text:p>
      <text:p text:style-name="P13"><text:span text:style-name="T34">MAIN<text:tab/>PROC<text:tab/>FAR</text:span></text:p>
      <text:p text:style-name="P13"><text:span text:style-name="T34">MOV<text:tab/>AX, DATA_SEG</text:span></text:p>
      <text:p text:style-name="P13"><text:span text:style-name="T34">MOV<text:tab/>DS, AX</text:span></text:p>
      <text:p text:style-name="P13"><text:span text:style-name="T34"/></text:p>
      <text:p text:style-name="P13"><text:span text:style-name="T34">MOV AX, DATA_SEG</text:span></text:p>
      <text:p text:style-name="P13"><text:span text:style-name="T34">MOV DS,AX</text:span></text:p>
      <text:p text:style-name="P13"><text:span text:style-name="T34"/></text:p>
      <text:p text:style-name="P13"><text:span text:style-name="T34">START:</text:span></text:p>
      <text:p text:style-name="P13"><text:span text:style-name="T34"><text:s text:c="4"/>PRINT_STR MSG1</text:span></text:p>
      <text:p text:style-name="P13"><text:span text:style-name="T34"><text:s text:c="4"/>CALL DEC_KEYB</text:span></text:p>
      <text:p text:style-name="P13"><text:span text:style-name="T34"><text:s text:c="4"/>CMP AL,'Q'</text:span></text:p>
      <text:p text:style-name="P13"><text:span text:style-name="T34"><text:s text:c="4"/>JE QUIT</text:span></text:p>
      <text:p text:style-name="P13"><text:span text:style-name="T34"><text:s text:c="4"/>MOV BL,10</text:span></text:p>
      <text:p text:style-name="P13"><text:span text:style-name="T34"><text:s text:c="4"/>MUL BL ; multiply first digit by 10 </text:span></text:p>
      <text:p text:style-name="P13"><text:span text:style-name="T34"><text:s text:c="4"/>MOV BL,AL</text:span></text:p>
      <text:p text:style-name="P13"><text:soft-page-break/><text:span text:style-name="T34"><text:s text:c="4"/>CALL DEC_KEYB</text:span></text:p>
      <text:p text:style-name="P13"><text:span text:style-name="T34"><text:s text:c="4"/>CMP AL,'Q'</text:span></text:p>
      <text:p text:style-name="P13"><text:span text:style-name="T34"><text:s text:c="4"/>JE QUIT</text:span></text:p>
      <text:p text:style-name="P13"><text:span text:style-name="T34"><text:s text:c="4"/>ADD BL,AL ; add the number this way we create the first number in B</text:span></text:p>
      <text:p text:style-name="P13"><text:span text:style-name="T34"/></text:p>
      <text:p text:style-name="P13"><text:span text:style-name="T34"><text:s text:c="4"/>PRINT_STR MSG2</text:span></text:p>
      <text:p text:style-name="P13"><text:span text:style-name="T34"><text:s text:c="4"/>CALL DEC_KEYB </text:span></text:p>
      <text:p text:style-name="P13"><text:span text:style-name="T34"><text:s text:c="4"/>CMP AL,'Q'</text:span></text:p>
      <text:p text:style-name="P13"><text:span text:style-name="T34"><text:s text:c="4"/>JE QUIT</text:span></text:p>
      <text:p text:style-name="P13"><text:span text:style-name="T34"><text:s text:c="4"/>MOV DL,10</text:span></text:p>
      <text:p text:style-name="P13"><text:span text:style-name="T34"><text:s text:c="4"/>MUL DL</text:span></text:p>
      <text:p text:style-name="P13"><text:span text:style-name="T34"><text:s text:c="4"/>MOV DL,AL ; save the 3rd </text:span><text:span text:style-name="T35">digit</text:span></text:p>
      <text:p text:style-name="P13"><text:span text:style-name="T34"/></text:p>
      <text:p text:style-name="P13"><text:span text:style-name="T34"><text:s text:c="4"/>PRINT_STR MSG3</text:span></text:p>
      <text:p text:style-name="P13"><text:span text:style-name="T34"><text:s text:c="4"/>CALL DEC_KEYB</text:span></text:p>
      <text:p text:style-name="P13"><text:span text:style-name="T34"><text:s text:c="4"/>CMP AL,'Q'</text:span></text:p>
      <text:p text:style-name="P13"><text:span text:style-name="T34"><text:s text:c="4"/>JE QUIT</text:span></text:p>
      <text:p text:style-name="P15"><text:span text:style-name="T34"><text:s text:c="4"/>ADD AL,DL ; add the 4th </text:span><text:span text:style-name="T35">digit</text:span></text:p>
      <text:p text:style-name="P13"><text:span text:style-name="T34"><text:s text:c="4"/>MUL BL ; multiply with B</text:span></text:p>
      <text:p text:style-name="P13"><text:span text:style-name="T34"><text:s text:c="4"/>MOV CX,4 ;counter = <text:s/>4 for proper prints</text:span></text:p>
      <text:p text:style-name="P13"><text:span text:style-name="T34"/></text:p>
      <text:p text:style-name="P13"><text:span text:style-name="T34">Read_char:</text:span></text:p>
      <text:p text:style-name="P13"><text:span text:style-name="T34"><text:s text:c="4"/>CALL DEC_KEYB ; read the h character</text:span></text:p>
      <text:p text:style-name="P13"><text:span text:style-name="T34"><text:s text:c="4"/>CMP AL, 'h'</text:span></text:p>
      <text:p text:style-name="P13"><text:span text:style-name="T34"><text:s text:c="4"/>JE CHECK </text:span></text:p>
      <text:p text:style-name="P13"><text:span text:style-name="T34"><text:s text:c="4"/>JMP QUIT</text:span></text:p>
      <text:p text:style-name="P13"><text:span text:style-name="T34"/></text:p>
      <text:p text:style-name="P13"><text:span text:style-name="T34">CHECK: <text:s/></text:span></text:p>
      <text:p text:style-name="P13"><text:span text:style-name="T34"><text:s text:c="4"/>CMP 0400H ; check if we have overflow</text:span></text:p>
      <text:p text:style-name="P13"><text:span text:style-name="T34"><text:s text:c="4"/>JL PRINT</text:span></text:p>
      <text:p text:style-name="P13"><text:span text:style-name="T34"><text:s text:c="4"/>JMP OVERFLOW </text:span></text:p>
      <text:p text:style-name="P13"><text:span text:style-name="T34"/></text:p>
      <text:p text:style-name="P13"><text:span text:style-name="T34"/></text:p>
      <text:p text:style-name="P13"><text:span text:style-name="T34">PRINT:</text:span></text:p>
      <text:p text:style-name="P13"><text:span text:style-name="T34"><text:s text:c="4"/>PRINT_STR MSG4</text:span></text:p>
      <text:p text:style-name="P13"><text:span text:style-name="T34"><text:s text:c="4"/>ROL AX,1 ; rotate AX once to get the LSB in the MSB position</text:span></text:p>
      <text:p text:style-name="P13"><text:span text:style-name="T34"><text:s text:c="4"/>ROL AX,1</text:span></text:p>
      <text:p text:style-name="P13"><text:span text:style-name="T34"><text:s text:c="4"/>ROL AX,1</text:span></text:p>
      <text:p text:style-name="P13"><text:span text:style-name="T34"><text:s text:c="4"/>ROL AX,1</text:span></text:p>
      <text:p text:style-name="P13"><text:span text:style-name="T34"><text:s text:c="4"/>MOV DL,AL</text:span></text:p>
      <text:p text:style-name="P13"><text:span text:style-name="T34"><text:s text:c="4"/>AND DL,0FH ; we keep only the 4 lsb of DL, that are the 4 MSB's result that get printed each time</text:span></text:p>
      <text:p text:style-name="P13"><text:span text:style-name="T34"><text:s text:c="4"/>PUSH AX</text:span></text:p>
      <text:p text:style-name="P13"><text:span text:style-name="T34"><text:s text:c="4"/>CALL PRINT_HEX</text:span></text:p>
      <text:p text:style-name="P13"><text:span text:style-name="T34"><text:s text:c="4"/>POP AX</text:span></text:p>
      <text:p text:style-name="P13"><text:span text:style-name="T34"><text:s text:c="4"/>LOOP PRINT</text:span></text:p>
      <text:p text:style-name="P13"><text:span text:style-name="T34"><text:s text:c="4"/>JMP START</text:span></text:p>
      <text:p text:style-name="P13"><text:span text:style-name="T34"/></text:p>
      <text:p text:style-name="P13"><text:span text:style-name="T34">OVERFLOW:</text:span></text:p>
      <text:p text:style-name="P13"><text:span text:style-name="T34"><text:s text:c="4"/>PRINT_STR MSG5</text:span></text:p>
      <text:p text:style-name="P13"><text:span text:style-name="T34"><text:s text:c="4"/>JMP ADDR1</text:span></text:p>
      <text:p text:style-name="P13"><text:span text:style-name="T34"/></text:p>
      <text:p text:style-name="P13"><text:span text:style-name="T34">QUIT: EXIT</text:span></text:p>
      <text:p text:style-name="P13"><text:span text:style-name="T34"><text:s text:c="4"/>MAIN E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" svg:font-family="Courier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 PL SungtiL GB" svg:font-family="'AR PL SungtiL GB'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ourier" fo:font-size="11pt" fo:language="el" fo:country="GR" style:letter-kerning="false" style:font-name-asian="Times New Roman1" style:font-size-asian="10pt" style:language-asian="el" style:country-asian="GR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335in" style:writing-mode="page"/>
      <style:text-properties style:use-window-font-color="true" style:font-name="Courier" fo:font-size="11pt" fo:language="el" fo:country="GR" style:letter-kerning="false" style:font-name-asian="Times New Roman1" style:font-size-asian="10pt" style:language-asian="el" style:country-asian="GR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1pt" fo:language="en" fo:country="GB" style:font-size-asian="11pt" style:language-asian="en" style:country-asian="US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text-align="justify" style:justify-single-word="false"/>
      <style:text-properties fo:font-size="12pt" style:rfc-language-tag="x-none" style:font-size-asian="12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keep-with-next="always"/>
      <style:text-properties fo:language="el" fo:country="GR" style:text-underline-style="solid" style:text-underline-width="auto" style:text-underline-color="font-color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text-align="center" style:justify-single-word="false" fo:keep-with-next="always"/>
      <style:text-properties fo:language="el" fo:country="GR" fo:font-weight="bold" style:font-weight-asian="bold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1665in" fo:margin-bottom="0.0417in" loext:contextual-spacing="false" fo:keep-with-next="always"/>
      <style:text-properties style:font-name="Arial" fo:font-family="Arial" style:font-family-generic="roman" style:font-pitch="variable" fo:font-size="13pt" fo:font-weight="bold" style:font-size-asian="13pt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efault" style:family="paragraph" style:default-outline-level="">
      <style:paragraph-properties fo:text-align="start" style:justify-single-word="false" fo:orphans="2" fo:widows="2" style:writing-mode="lr-tb"/>
      <style:text-properties fo:color="#000000" style:font-name="Times New Roman" fo:font-family="'Times New Roman'" style:font-family-generic="roman" style:font-pitch="variable" fo:font-size="12pt" fo:language="en" fo:country="US" style:font-name-asian="F" style:font-family-generic-asian="system" style:font-pitch-asian="variable" style:font-size-asian="12pt" style:language-asian="en" style:country-asian="US" style:font-size-complex="12pt"/>
    </style:style>
    <style:style style:name="Default_20_Paragraph_20_Font" style:display-name="Default Paragraph Font" style:family="text"/>
    <style:style style:name="Body_20_Text_20_Char" style:display-name="Body Text Char" style:family="text">
      <style:text-properties style:font-name="Times New Roman" fo:font-family="'Times New Roman'" style:font-family-generic="roman" style:font-pitch="variable" fo:font-size="12pt" style:font-size-asian="12pt" style:language-asian="en" style:country-asian="US"/>
    </style:style>
    <style:style style:name="Placeholder_20_Text" style:display-name="Placeholder Text" style:family="text" style:parent-style-name="Default_20_Paragraph_20_Font">
      <style:text-properties fo:color="#80808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3937in" fo:margin-bottom="0.2563in" fo:margin-left="0.5516in" fo:margin-right="0.5516in" style:writing-mode="lr-tb" style:layout-grid-color="#c0c0c0" style:layout-grid-lines="28049" style:layout-grid-base-height="0.0693in" style:layout-grid-ruby-height="0in" style:layout-grid-mode="none" style:layout-grid-ruby-below="false" style:layout-grid-print="false" style:layout-grid-display="false" style:layout-grid-base-width="0.152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ΕΜΠ - ΤΜΗΜΑ ΗΛΕΚΤΡΟΛΟΓΩΝ ΜΗΧ. ΚΑΙ ΜΗΧΑΝΙΚΩΝ ΥΠΟΛΟΓΙΣΤΩΝ</dc:title>
    <meta:initial-creator>Kiamal Pekmestzi</meta:initial-creator>
    <meta:editing-cycles>15</meta:editing-cycles>
    <meta:print-date>2017-09-17T17:01:00</meta:print-date>
    <meta:creation-date>2021-06-24T18:27:00</meta:creation-date>
    <dc:date>2021-06-25T14:12:01.214893666</dc:date>
    <meta:editing-duration>PT31M25S</meta:editing-duration>
    <meta:generator>LibreOffice/6.0.7.3$Linux_X86_64 LibreOffice_project/00m0$Build-3</meta:generator>
    <meta:document-statistic meta:table-count="0" meta:image-count="0" meta:object-count="0" meta:page-count="2" meta:paragraph-count="83" meta:word-count="451" meta:character-count="2754" meta:non-whitespace-character-count="2144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